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nos Nerd Font Propo" svg:font-family="'Tinos Nerd Font Propo'" style:font-adornments="Bold" style:font-pitch="variable"/>
    <style:font-face style:name="Titr" svg:font-family="Titr" style:font-adornments="Bold" style:font-pitch="variable"/>
    <style:font-face style:name="Vrinda" svg:font-family="Vrinda"/>
    <style:font-face style:name="Vrinda1" svg:font-family="Vrinda" style:font-family-generic="system" style:font-pitch="variable"/>
  </office:font-face-decls>
  <office:automatic-styles>
    <style:style style:name="P1" style:family="paragraph" style:parent-style-name="Heading_20_3">
      <style:text-properties officeooo:paragraph-rsid="0018015f"/>
    </style:style>
    <style:style style:name="P2" style:family="paragraph" style:parent-style-name="Heading_20_6">
      <style:paragraph-properties fo:padding="0.0201in" fo:border="0.06pt solid #000000"/>
    </style:style>
    <style:style style:name="P3" style:family="paragraph" style:parent-style-name="Heading_20_6">
      <style:paragraph-properties fo:padding="0.0201in" fo:border="0.06pt solid #000000"/>
      <style:text-properties officeooo:paragraph-rsid="00180c12"/>
    </style:style>
    <style:style style:name="P4" style:family="paragraph" style:parent-style-name="Preformatted_20_Text">
      <style:paragraph-properties fo:margin-left="0in" fo:margin-right="0in" fo:text-align="start" style:justify-single-word="false" fo:text-indent="0in" style:auto-text-indent="false"/>
    </style:style>
    <style:style style:name="P5" style:family="paragraph" style:parent-style-name="Preformatted_20_Text">
      <style:paragraph-properties fo:margin-left="0in" fo:margin-right="0in" fo:margin-top="0in" fo:margin-bottom="0.1965in" style:contextual-spacing="false" fo:text-align="start" style:justify-single-word="false" fo:text-indent="0in" style:auto-text-indent="false"/>
    </style:style>
    <style:style style:name="P6" style:family="paragraph" style:parent-style-name="Standard">
      <style:text-properties officeooo:rsid="0018015f" officeooo:paragraph-rsid="0018015f"/>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left="0in" fo:margin-right="0in" fo:margin-top="0in" fo:margin-bottom="0in" style:contextual-spacing="false" fo:text-indent="0in" style:auto-text-indent="false"/>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4">
      <style:paragraph-properties fo:margin-left="0in" fo:margin-right="0in" fo:margin-top="0in" fo:margin-bottom="0in" style:contextual-spacing="false" fo:text-indent="0in" style:auto-text-indent="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left="0in" fo:margin-right="0in" fo:margin-top="0in" fo:margin-bottom="0in" style:contextual-spacing="false" fo:text-indent="0in" style:auto-text-indent="false"/>
    </style:style>
    <style:style style:name="P19" style:family="paragraph" style:parent-style-name="Text_20_body">
      <style:text-properties officeooo:paragraph-rsid="0018015f"/>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list-style-name="L8">
      <style:paragraph-properties fo:margin-left="0in" fo:margin-right="0in" fo:text-indent="0in" style:auto-text-indent="false"/>
    </style:style>
    <style:style style:name="P22" style:family="paragraph" style:parent-style-name="Text_20_body" style:list-style-name="L9">
      <style:paragraph-properties fo:margin-left="0in" fo:margin-right="0in" fo:text-indent="0in" style:auto-text-indent="false"/>
    </style:style>
    <style:style style:name="P23" style:family="paragraph" style:parent-style-name="Text_20_body" style:list-style-name="L10">
      <style:paragraph-properties fo:margin-left="0in" fo:margin-right="0in" fo:text-indent="0in" style:auto-text-indent="false"/>
    </style:style>
    <style:style style:name="P24" style:family="paragraph" style:parent-style-name="Text_20_body" style:list-style-name="L11">
      <style:paragraph-properties fo:margin-left="0in" fo:margin-right="0in" fo:text-indent="0in" style:auto-text-indent="false"/>
    </style:style>
    <style:style style:name="P25" style:family="paragraph" style:parent-style-name="Text_20_body">
      <style:text-properties officeooo:rsid="0018015f" officeooo:paragraph-rsid="0018015f"/>
    </style:style>
    <style:style style:name="T1" style:family="text">
      <style:text-properties fo:color="#8be9fd" loext:opacity="100%" loext:padding="0in" loext:border="none"/>
    </style:style>
    <style:style style:name="T2" style:family="text">
      <style:text-properties fo:color="#f1fa8c" loext:opacity="100%" loext:padding="0in" loext:border="none"/>
    </style:style>
    <style:style style:name="T3" style:family="text">
      <style:text-properties fo:color="#f8f8f2" loext:opacity="100%" loext:padding="0in" loext:border="none"/>
    </style:style>
    <style:style style:name="T4" style:family="text">
      <style:text-properties loext:padding="0in" loext:border="none"/>
    </style:style>
    <style:style style:name="T5" style:family="text">
      <style:text-properties fo:color="#50fa7b" loext:opacity="100%" loext:padding="0in" loext:border="none"/>
    </style:style>
    <style:style style:name="T6" style:family="text">
      <style:text-properties officeooo:rsid="00176d14"/>
    </style:style>
    <style:style style:name="T7" style:family="text">
      <style:text-properties officeooo:rsid="0018015f"/>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Write the assignment based on how to compile and run java program using command prompt.</text:h>
      <text:h text:style-name="P3" text:outline-level="6"><text:span text:style-name="Strong_20_Emphasis">Answer | gpt-4 Model </text:span><text:span text:style-name="Strong_20_Emphasis"><text:span text:style-name="T6">(Premium)</text:span></text:span></text:h>
      <text:p text:style-name="P25"><text:span text:style-name="Strong_20_Emphasis">Creating a Java Program</text:span>: Create a simple Java program. You can create a "Hello World" program. Write this program using a plain text editor like Notepad. Save the file with a <text:span text:style-name="Source_20_Text"><text:span text:style-name="T4">.java</text:span></text:span> extension. For example, you could save it as <text:span text:style-name="Source_20_Text"><text:span text:style-name="T4">HelloWorld.java</text:span></text:span>. Your program should look like this: </text:p>
      <text:p text:style-name="P4"><text:span text:style-name="Source_20_Text"><text:span text:style-name="T4"><text:s text:c="3"/></text:span></text:span><text:span text:style-name="Source_20_Text"><text:span text:style-name="T1">public</text:span></text:span><text:span text:style-name="Source_20_Text"><text:span text:style-name="T4"> </text:span></text:span><text:span text:style-name="Source_20_Text"><text:span text:style-name="T1">class</text:span></text:span><text:span text:style-name="Source_20_Text"><text:span text:style-name="T4"> </text:span></text:span><text:span text:style-name="Source_20_Text"><text:span text:style-name="T2">HelloWorld</text:span></text:span><text:span text:style-name="Source_20_Text"><text:span text:style-name="T4"> </text:span></text:span><text:span text:style-name="Source_20_Text"><text:span text:style-name="T3">{</text:span></text:span></text:p>
      <text:p text:style-name="P4"><text:span text:style-name="Source_20_Text"><text:span text:style-name="T4"><text:s text:c="7"/></text:span></text:span><text:span text:style-name="Source_20_Text"><text:span text:style-name="T1">public</text:span></text:span><text:span text:style-name="Source_20_Text"><text:span text:style-name="T4"> </text:span></text:span><text:span text:style-name="Source_20_Text"><text:span text:style-name="T1">static</text:span></text:span><text:span text:style-name="Source_20_Text"><text:span text:style-name="T4"> </text:span></text:span><text:span text:style-name="Source_20_Text"><text:span text:style-name="T1">void</text:span></text:span><text:span text:style-name="Source_20_Text"><text:span text:style-name="T4"> </text:span></text:span><text:span text:style-name="Source_20_Text"><text:span text:style-name="T2">main</text:span></text:span><text:span text:style-name="Source_20_Text"><text:span text:style-name="T3">(</text:span></text:span><text:span text:style-name="Source_20_Text"><text:span text:style-name="T2">String</text:span></text:span><text:span text:style-name="Source_20_Text"><text:span text:style-name="T3">[]</text:span></text:span><text:span text:style-name="Source_20_Text"><text:span text:style-name="T4"> args</text:span></text:span><text:span text:style-name="Source_20_Text"><text:span text:style-name="T3">)</text:span></text:span><text:span text:style-name="Source_20_Text"><text:span text:style-name="T4"> </text:span></text:span><text:span text:style-name="Source_20_Text"><text:span text:style-name="T3">{</text:span></text:span></text:p>
      <text:p text:style-name="P4"><text:span text:style-name="Source_20_Text"><text:span text:style-name="T4"><text:s text:c="11"/></text:span></text:span><text:span text:style-name="Source_20_Text"><text:span text:style-name="T2">System</text:span></text:span><text:span text:style-name="Source_20_Text"><text:span text:style-name="T3">.</text:span></text:span><text:span text:style-name="Source_20_Text"><text:span text:style-name="T4">out</text:span></text:span><text:span text:style-name="Source_20_Text"><text:span text:style-name="T3">.</text:span></text:span><text:span text:style-name="Source_20_Text"><text:span text:style-name="T2">println</text:span></text:span><text:span text:style-name="Source_20_Text"><text:span text:style-name="T3">(</text:span></text:span><text:span text:style-name="Source_20_Text"><text:span text:style-name="T5">"Hello, World!"</text:span></text:span><text:span text:style-name="Source_20_Text"><text:span text:style-name="T3">);</text:span></text:span></text:p>
      <text:p text:style-name="P4"><text:span text:style-name="Source_20_Text"><text:span text:style-name="T4"><text:s text:c="7"/></text:span></text:span><text:span text:style-name="Source_20_Text"><text:span text:style-name="T3">}</text:span></text:span></text:p>
      <text:p text:style-name="P5"><text:span text:style-name="Source_20_Text"><text:span text:style-name="T4"><text:s text:c="3"/></text:span></text:span><text:span text:style-name="Source_20_Text"><text:span text:style-name="T3">}</text:span></text:span></text:p>
      <text:p text:style-name="P20"><text:a xlink:type="simple" xlink:href="https://www.javatpoint.com/how-to-run-java-program-in-cmd-using-notepad" office:target-frame-name="_blank" xlink:show="new" text:style-name="Internet_20_link" text:visited-style-name="Visited_20_Internet_20_Link">javatpoint.com</text:a> has instructions on how to do this.</text:p>
      <text:list text:style-name="L8">
        <text:list-item>
          <text:p text:style-name="P21"><text:span text:style-name="Strong_20_Emphasis">Opening the Command Prompt</text:span>: Open the Command Prompt on your computer. On Windows, you can open the Command Prompt by pressing the Windows Key + R, typing <text:span text:style-name="Source_20_Text"><text:span text:style-name="T4">cmd</text:span></text:span>, and pressing Enter. <text:a xlink:type="simple" xlink:href="https://www.wikihow.com/Compile-%26-Run-Java-Program-Using-Command-Prompt" office:target-frame-name="_blank" xlink:show="new" text:style-name="Internet_20_link" text:visited-style-name="Visited_20_Internet_20_Link">wikihow.com</text:a> provides more information about this step. </text:p>
        </text:list-item>
      </text:list>
      <text:list text:style-name="L9">
        <text:list-item>
          <text:p text:style-name="P22"><text:span text:style-name="Strong_20_Emphasis">Navigating to the Correct Folder</text:span>: Navigate to the folder where you saved your Java program using the <text:span text:style-name="Source_20_Text"><text:span text:style-name="T4">cd</text:span></text:span> command followed by the directory name. <text:a xlink:type="simple" xlink:href="https://stackhowto.com/how-to-compile-and-run-your-java-program-in-command-line/" office:target-frame-name="_blank" xlink:show="new" text:style-name="Internet_20_link" text:visited-style-name="Visited_20_Internet_20_Link">stackhowto.com</text:a> gives an example of how to do this. </text:p>
        </text:list-item>
      </text:list>
      <text:list text:style-name="L10">
        <text:list-item>
          <text:p text:style-name="P23"><text:span text:style-name="Strong_20_Emphasis">Compiling the Program</text:span>: Compile your Java program by typing <text:span text:style-name="Source_20_Text"><text:span text:style-name="T4">javac HelloWorld.java</text:span></text:span> and pressing Enter. This will create a file named <text:span text:style-name="Source_20_Text"><text:span text:style-name="T4">HelloWorld.class</text:span></text:span> in the same directory. <text:a xlink:type="simple" xlink:href="https://www.tutorialspoint.com/how-to-compile-and-run-a-java-program-using-command-prompt" office:target-frame-name="_blank" xlink:show="new" text:style-name="Internet_20_link" text:visited-style-name="Visited_20_Internet_20_Link">tutorialspoint.com</text:a> has more information about this step. </text:p>
        </text:list-item>
      </text:list>
      <text:list text:style-name="L11">
        <text:list-item>
          <text:p text:style-name="P24"><text:span text:style-name="Strong_20_Emphasis">Running the Program</text:span>: Run the compiled Java program by typing <text:span text:style-name="Source_20_Text"><text:span text:style-name="T4">java HelloWorld</text:span></text:span> and pressing Enter. You should see the message "Hello, World!" displayed in the command prompt. <text:a xlink:type="simple" xlink:href="https://www.tutorialspoint.com/how-to-compile-and-run-a-java-program-using-command-prompt" office:target-frame-name="_blank" xlink:show="new" text:style-name="Internet_20_link" text:visited-style-name="Visited_20_Internet_20_Link">tutorialspoint.com</text:a> also covers this step. </text:p>
        </text:list-item>
      </text:list>
      <text:p text:style-name="Text_20_body"><text:span text:style-name="Strong_20_Emphasis">Note:</text:span> Make sure Java is properly installed and the path is properly set in your system before you start the assignment. If not, you may need to install the Java Development Kit from the <text:a xlink:type="simple" xlink:href="http://www.oracle.com/technetwork/java/javase/downloads/index.html" office:target-frame-name="_blank" xlink:show="new" text:style-name="Internet_20_link" text:visited-style-name="Visited_20_Internet_20_Link">Oracle website</text:a> <text:a xlink:type="simple" xlink:href="https://www.wikihow.com/Compile-%26-Run-Java-Program-Using-Command-Prompt" office:target-frame-name="_blank" xlink:show="new" text:style-name="Internet_20_link" text:visited-style-name="Visited_20_Internet_20_Link">wikihow.com</text:a>.</text:p>
      <text:p text:style-name="Text_20_body"><text:span text:style-name="Strong_20_Emphasis">Expected Output:</text:span> "Hello, World!"</text:p>
      <text:p text:style-name="P6"/>
      <text:p text:style-name="P6"/>
      <text:p text:style-name="P6"/>
      <text:p text:style-name="P6"/>
      <text:p text:style-name="P6"/>
      <text:p text:style-name="P6"/>
      <text:h text:style-name="P1" text:outline-level="3"><text:soft-page-break/><text:span text:style-name="T6">2. </text:span>Write step by step for compiling and run java program through IDE like Netbeans, IDEAJ eclipse etc. step by step guide compile run java program Netbeans IDEAJ eclipse</text:h>
      <text:h text:style-name="P2" text:outline-level="6">Answer | gpt-4 Model <text:span text:style-name="T6">(Premium)</text:span></text:h>
      <text:p text:style-name="Text_20_body">Here are the step-by-step instructions to compile and run a Java program in different IDEs. We are going to use a simple 'Hello World' program as an example.</text:p>
      <text:p text:style-name="P19"><text:span text:style-name="Strong_20_Emphasis">NetBeans</text:span> </text:p>
      <text:p text:style-name="P19"><text:a xlink:type="simple" xlink:href="https://netbeans.apache.org/kb/docs/java/quickstart.html" office:target-frame-name="_blank" xlink:show="new" text:style-name="Internet_20_link" text:visited-style-name="Visited_20_Internet_20_Link">netbeans.apache.org</text:a>, <text:a xlink:type="simple" xlink:href="https://www.edureka.co/blog/netbeans-tutorial/" office:target-frame-name="_blank" xlink:show="new" text:style-name="Internet_20_link" text:visited-style-name="Visited_20_Internet_20_Link">edureka.co</text:a>:</text:p>
      <text:list text:style-name="L1">
        <text:list-item>
          <text:p text:style-name="P8">Open NetBeans IDE. </text:p>
        </text:list-item>
        <text:list-item>
          <text:p text:style-name="P8">Choose File &gt; New Project or click the "New Project" button in the toolbar. </text:p>
        </text:list-item>
        <text:list-item>
          <text:p text:style-name="P8">In the New Project wizard, select Java Application, then click Next. </text:p>
        </text:list-item>
        <text:list-item>
          <text:p text:style-name="P8">Type HelloWorldApp in the Project Name field. </text:p>
        </text:list-item>
        <text:list-item>
          <text:p text:style-name="P8">Right-click the package name and choose New | Java Class. </text:p>
        </text:list-item>
        <text:list-item>
          <text:p text:style-name="P8">In the New Java Class wizard, type Main in the Class Name field. </text:p>
        </text:list-item>
        <text:list-item>
          <text:p text:style-name="P7">Add the following code to the Java source file: </text:p>
        </text:list-item>
      </text:list>
      <text:p text:style-name="P4"><text:span text:style-name="Source_20_Text"><text:span text:style-name="T4"><text:s text:c="3"/></text:span></text:span><text:span text:style-name="Source_20_Text"><text:span text:style-name="T1">public</text:span></text:span><text:span text:style-name="Source_20_Text"><text:span text:style-name="T4"> </text:span></text:span><text:span text:style-name="Source_20_Text"><text:span text:style-name="T1">class</text:span></text:span><text:span text:style-name="Source_20_Text"><text:span text:style-name="T4"> </text:span></text:span><text:span text:style-name="Source_20_Text"><text:span text:style-name="T2">Main</text:span></text:span><text:span text:style-name="Source_20_Text"><text:span text:style-name="T4"> </text:span></text:span><text:span text:style-name="Source_20_Text"><text:span text:style-name="T3">{</text:span></text:span></text:p>
      <text:p text:style-name="P4"><text:span text:style-name="Source_20_Text"><text:span text:style-name="T4"><text:s text:c="7"/></text:span></text:span><text:span text:style-name="Source_20_Text"><text:span text:style-name="T1">public</text:span></text:span><text:span text:style-name="Source_20_Text"><text:span text:style-name="T4"> </text:span></text:span><text:span text:style-name="Source_20_Text"><text:span text:style-name="T1">static</text:span></text:span><text:span text:style-name="Source_20_Text"><text:span text:style-name="T4"> </text:span></text:span><text:span text:style-name="Source_20_Text"><text:span text:style-name="T1">void</text:span></text:span><text:span text:style-name="Source_20_Text"><text:span text:style-name="T4"> </text:span></text:span><text:span text:style-name="Source_20_Text"><text:span text:style-name="T2">main</text:span></text:span><text:span text:style-name="Source_20_Text"><text:span text:style-name="T3">(</text:span></text:span><text:span text:style-name="Source_20_Text"><text:span text:style-name="T2">String</text:span></text:span><text:span text:style-name="Source_20_Text"><text:span text:style-name="T3">[]</text:span></text:span><text:span text:style-name="Source_20_Text"><text:span text:style-name="T4"> args</text:span></text:span><text:span text:style-name="Source_20_Text"><text:span text:style-name="T3">)</text:span></text:span><text:span text:style-name="Source_20_Text"><text:span text:style-name="T4"> </text:span></text:span><text:span text:style-name="Source_20_Text"><text:span text:style-name="T3">{</text:span></text:span></text:p>
      <text:p text:style-name="P4"><text:span text:style-name="Source_20_Text"><text:span text:style-name="T4"><text:s text:c="11"/></text:span></text:span><text:span text:style-name="Source_20_Text"><text:span text:style-name="T2">System</text:span></text:span><text:span text:style-name="Source_20_Text"><text:span text:style-name="T3">.</text:span></text:span><text:span text:style-name="Source_20_Text"><text:span text:style-name="T4">out</text:span></text:span><text:span text:style-name="Source_20_Text"><text:span text:style-name="T3">.</text:span></text:span><text:span text:style-name="Source_20_Text"><text:span text:style-name="T2">println</text:span></text:span><text:span text:style-name="Source_20_Text"><text:span text:style-name="T3">(</text:span></text:span><text:span text:style-name="Source_20_Text"><text:span text:style-name="T5">"Hello World!"</text:span></text:span><text:span text:style-name="Source_20_Text"><text:span text:style-name="T3">);</text:span></text:span></text:p>
      <text:p text:style-name="P4"><text:span text:style-name="Source_20_Text"><text:span text:style-name="T4"><text:s text:c="7"/></text:span></text:span><text:span text:style-name="Source_20_Text"><text:span text:style-name="T3">}</text:span></text:span></text:p>
      <text:p text:style-name="P5"><text:span text:style-name="Source_20_Text"><text:span text:style-name="T4"><text:s text:c="3"/></text:span></text:span><text:span text:style-name="Source_20_Text"><text:span text:style-name="T3">}</text:span></text:span></text:p>
      <text:list text:style-name="L2">
        <text:list-item>
          <text:p text:style-name="P10">Save the Java source file. </text:p>
        </text:list-item>
        <text:list-item>
          <text:p text:style-name="P9">Right-click the project and choose Run or choose Run Project under the Run menu. </text:p>
        </text:list-item>
      </text:list>
      <text:p text:style-name="P19"><text:span text:style-name="Strong_20_Emphasis">IntelliJ IDEA</text:span></text:p>
      <text:p text:style-name="P19"><text:s/><text:a xlink:type="simple" xlink:href="https://www.jetbrains.com/help/idea/creating-and-running-your-first-java-application.html" office:target-frame-name="_blank" xlink:show="new" text:style-name="Internet_20_link" text:visited-style-name="Visited_20_Internet_20_Link">jetbrains.com</text:a>, <text:a xlink:type="simple" xlink:href="https://www.jetbrains.com/help/idea/compiling-applications.html" office:target-frame-name="_blank" xlink:show="new" text:style-name="Internet_20_link" text:visited-style-name="Visited_20_Internet_20_Link">jetbrains.com</text:a>:</text:p>
      <text:list text:style-name="L3">
        <text:list-item>
          <text:p text:style-name="P12">Open IntelliJ IDEA. </text:p>
        </text:list-item>
        <text:list-item>
          <text:p text:style-name="P12">Select File | New Project from the main menu. </text:p>
        </text:list-item>
        <text:list-item>
          <text:p text:style-name="P12">In the New Project wizard, name the project HelloWorld. </text:p>
        </text:list-item>
        <text:list-item>
          <text:p text:style-name="P12">Make sure that Java is selected in Language, and IntelliJ is selected in Build system. </text:p>
        </text:list-item>
        <text:list-item>
          <text:p text:style-name="P12">Right-click the src folder, select New, and then select Java Class. </text:p>
        </text:list-item>
        <text:list-item>
          <text:p text:style-name="P12">Type com.example.helloworld.HelloWorld in the Name field. </text:p>
        </text:list-item>
        <text:list-item>
          <text:p text:style-name="P11">Add the following code to the Java source file: </text:p>
        </text:list-item>
      </text:list>
      <text:p text:style-name="P4"><text:span text:style-name="Source_20_Text"><text:span text:style-name="T4"><text:s text:c="3"/></text:span></text:span><text:span text:style-name="Source_20_Text"><text:span text:style-name="T1">package</text:span></text:span><text:span text:style-name="Source_20_Text"><text:span text:style-name="T4"> com</text:span></text:span><text:span text:style-name="Source_20_Text"><text:span text:style-name="T3">.</text:span></text:span><text:span text:style-name="Source_20_Text"><text:span text:style-name="T4">example</text:span></text:span><text:span text:style-name="Source_20_Text"><text:span text:style-name="T3">.</text:span></text:span><text:span text:style-name="Source_20_Text"><text:span text:style-name="T4">helloworld</text:span></text:span><text:span text:style-name="Source_20_Text"><text:span text:style-name="T3">;</text:span></text:span></text:p>
      <text:p text:style-name="P4"><text:span text:style-name="Source_20_Text"><text:span text:style-name="T4"><text:s text:c="3"/></text:span></text:span><text:span text:style-name="Source_20_Text"><text:span text:style-name="T1">public</text:span></text:span><text:span text:style-name="Source_20_Text"><text:span text:style-name="T4"> </text:span></text:span><text:span text:style-name="Source_20_Text"><text:span text:style-name="T1">class</text:span></text:span><text:span text:style-name="Source_20_Text"><text:span text:style-name="T4"> </text:span></text:span><text:span text:style-name="Source_20_Text"><text:span text:style-name="T2">HelloWorld</text:span></text:span><text:span text:style-name="Source_20_Text"><text:span text:style-name="T4"> </text:span></text:span><text:span text:style-name="Source_20_Text"><text:span text:style-name="T3">{</text:span></text:span></text:p>
      <text:p text:style-name="P4"><text:span text:style-name="Source_20_Text"><text:span text:style-name="T4"><text:s text:c="7"/></text:span></text:span><text:span text:style-name="Source_20_Text"><text:span text:style-name="T1">public</text:span></text:span><text:span text:style-name="Source_20_Text"><text:span text:style-name="T4"> </text:span></text:span><text:span text:style-name="Source_20_Text"><text:span text:style-name="T1">static</text:span></text:span><text:span text:style-name="Source_20_Text"><text:span text:style-name="T4"> </text:span></text:span><text:span text:style-name="Source_20_Text"><text:span text:style-name="T1">void</text:span></text:span><text:span text:style-name="Source_20_Text"><text:span text:style-name="T4"> </text:span></text:span><text:span text:style-name="Source_20_Text"><text:span text:style-name="T2">main</text:span></text:span><text:span text:style-name="Source_20_Text"><text:span text:style-name="T3">(</text:span></text:span><text:span text:style-name="Source_20_Text"><text:span text:style-name="T2">String</text:span></text:span><text:span text:style-name="Source_20_Text"><text:span text:style-name="T3">[]</text:span></text:span><text:span text:style-name="Source_20_Text"><text:span text:style-name="T4"> args</text:span></text:span><text:span text:style-name="Source_20_Text"><text:span text:style-name="T3">)</text:span></text:span><text:span text:style-name="Source_20_Text"><text:span text:style-name="T4"> </text:span></text:span><text:span text:style-name="Source_20_Text"><text:span text:style-name="T3">{</text:span></text:span></text:p>
      <text:p text:style-name="P4"><text:span text:style-name="Source_20_Text"><text:span text:style-name="T4"><text:s text:c="11"/></text:span></text:span><text:span text:style-name="Source_20_Text"><text:span text:style-name="T2">System</text:span></text:span><text:span text:style-name="Source_20_Text"><text:span text:style-name="T3">.</text:span></text:span><text:span text:style-name="Source_20_Text"><text:span text:style-name="T4">out</text:span></text:span><text:span text:style-name="Source_20_Text"><text:span text:style-name="T3">.</text:span></text:span><text:span text:style-name="Source_20_Text"><text:span text:style-name="T2">println</text:span></text:span><text:span text:style-name="Source_20_Text"><text:span text:style-name="T3">(</text:span></text:span><text:span text:style-name="Source_20_Text"><text:span text:style-name="T5">"Hello World!"</text:span></text:span><text:span text:style-name="Source_20_Text"><text:span text:style-name="T3">);</text:span></text:span></text:p>
      <text:p text:style-name="P4"><text:span text:style-name="Source_20_Text"><text:span text:style-name="T4"><text:s text:c="7"/></text:span></text:span><text:span text:style-name="Source_20_Text"><text:span text:style-name="T3">}</text:span></text:span></text:p>
      <text:p text:style-name="P5"><text:span text:style-name="Source_20_Text"><text:span text:style-name="T4"><text:s text:c="3"/></text:span></text:span><text:span text:style-name="Source_20_Text"><text:span text:style-name="T3">}</text:span></text:span></text:p>
      <text:list text:style-name="L4">
        <text:list-item>
          <text:p text:style-name="P14">Save the Java source file. </text:p>
        </text:list-item>
        <text:list-item>
          <text:p text:style-name="P13">Click the green arrow icon in the gutter and select Run 'HelloWorld.main()' in the popup. </text:p>
        </text:list-item>
      </text:list>
      <text:p text:style-name="P19"><text:soft-page-break/><text:span text:style-name="Strong_20_Emphasis">Eclipse</text:span> </text:p>
      <text:p text:style-name="P19"><text:a xlink:type="simple" xlink:href="https://www.wikihow.com/Run-Java-Program-in-Eclipse" office:target-frame-name="_blank" xlink:show="new" text:style-name="Internet_20_link" text:visited-style-name="Visited_20_Internet_20_Link">wikihow.com</text:a>:</text:p>
      <text:list text:style-name="L5">
        <text:list-item>
          <text:p text:style-name="P16">Open Eclipse IDE. </text:p>
        </text:list-item>
        <text:list-item>
          <text:p text:style-name="P16">Create a New Java Project. </text:p>
        </text:list-item>
        <text:list-item>
          <text:p text:style-name="P16">Create a new class by following File &gt; New &gt; Class. </text:p>
        </text:list-item>
        <text:list-item>
          <text:p text:style-name="P16">Enter the name of the class and press finish. </text:p>
        </text:list-item>
        <text:list-item>
          <text:p text:style-name="P15">Enter the following code in the class: </text:p>
        </text:list-item>
      </text:list>
      <text:p text:style-name="P4"><text:span text:style-name="Source_20_Text"><text:span text:style-name="T4"><text:s text:c="3"/></text:span></text:span><text:span text:style-name="Source_20_Text"><text:span text:style-name="T1">public</text:span></text:span><text:span text:style-name="Source_20_Text"><text:span text:style-name="T4"> </text:span></text:span><text:span text:style-name="Source_20_Text"><text:span text:style-name="T1">class</text:span></text:span><text:span text:style-name="Source_20_Text"><text:span text:style-name="T4"> </text:span></text:span><text:span text:style-name="Source_20_Text"><text:span text:style-name="T2">HelloWorld</text:span></text:span><text:span text:style-name="Source_20_Text"><text:span text:style-name="T4"> </text:span></text:span><text:span text:style-name="Source_20_Text"><text:span text:style-name="T3">{</text:span></text:span></text:p>
      <text:p text:style-name="P4"><text:span text:style-name="Source_20_Text"><text:span text:style-name="T4"><text:s text:c="7"/></text:span></text:span><text:span text:style-name="Source_20_Text"><text:span text:style-name="T1">public</text:span></text:span><text:span text:style-name="Source_20_Text"><text:span text:style-name="T4"> </text:span></text:span><text:span text:style-name="Source_20_Text"><text:span text:style-name="T1">static</text:span></text:span><text:span text:style-name="Source_20_Text"><text:span text:style-name="T4"> </text:span></text:span><text:span text:style-name="Source_20_Text"><text:span text:style-name="T1">void</text:span></text:span><text:span text:style-name="Source_20_Text"><text:span text:style-name="T4"> </text:span></text:span><text:span text:style-name="Source_20_Text"><text:span text:style-name="T2">main</text:span></text:span><text:span text:style-name="Source_20_Text"><text:span text:style-name="T3">(</text:span></text:span><text:span text:style-name="Source_20_Text"><text:span text:style-name="T2">String</text:span></text:span><text:span text:style-name="Source_20_Text"><text:span text:style-name="T3">[]</text:span></text:span><text:span text:style-name="Source_20_Text"><text:span text:style-name="T4"> args</text:span></text:span><text:span text:style-name="Source_20_Text"><text:span text:style-name="T3">)</text:span></text:span><text:span text:style-name="Source_20_Text"><text:span text:style-name="T4"> </text:span></text:span><text:span text:style-name="Source_20_Text"><text:span text:style-name="T3">{</text:span></text:span></text:p>
      <text:p text:style-name="P4"><text:span text:style-name="Source_20_Text"><text:span text:style-name="T4"><text:s text:c="11"/></text:span></text:span><text:span text:style-name="Source_20_Text"><text:span text:style-name="T2">System</text:span></text:span><text:span text:style-name="Source_20_Text"><text:span text:style-name="T3">.</text:span></text:span><text:span text:style-name="Source_20_Text"><text:span text:style-name="T4">out</text:span></text:span><text:span text:style-name="Source_20_Text"><text:span text:style-name="T3">.</text:span></text:span><text:span text:style-name="Source_20_Text"><text:span text:style-name="T2">println</text:span></text:span><text:span text:style-name="Source_20_Text"><text:span text:style-name="T3">(</text:span></text:span><text:span text:style-name="Source_20_Text"><text:span text:style-name="T5">"Hello World!"</text:span></text:span><text:span text:style-name="Source_20_Text"><text:span text:style-name="T3">);</text:span></text:span></text:p>
      <text:p text:style-name="P4"><text:span text:style-name="Source_20_Text"><text:span text:style-name="T4"><text:s text:c="7"/></text:span></text:span><text:span text:style-name="Source_20_Text"><text:span text:style-name="T3">}</text:span></text:span></text:p>
      <text:p text:style-name="P5"><text:span text:style-name="Source_20_Text"><text:span text:style-name="T4"><text:s text:c="3"/></text:span></text:span><text:span text:style-name="Source_20_Text"><text:span text:style-name="T3">}</text:span></text:span></text:p>
      <text:list text:style-name="L6">
        <text:list-item>
          <text:p text:style-name="P18">Save the Java source file (Shortcut: CTRL+S). </text:p>
        </text:list-item>
        <text:list-item>
          <text:p text:style-name="P17">Run the program by clicking the Run button. </text:p>
        </text:list-item>
      </text:list>
      <text:p text:style-name="Text_20_body">Remember, the steps to compile and run a Java program can vary depending on the IDE and its version. Always refer to the official documentation of the IDE for the most accurate inform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nos Nerd Font Propo" svg:font-family="'Tinos Nerd Font Propo'" style:font-adornments="Bold" style:font-pitch="variable"/>
    <style:font-face style:name="Titr" svg:font-family="Titr" style:font-adornments="Bold" style:font-pitch="variable"/>
    <style:font-face style:name="Vrinda" svg:font-family="Vrinda"/>
    <style:font-face style:name="Vrinda1"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Vrinda1" style:font-family-complex="Vrind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Vrinda" style:font-family-complex="Vrind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Vrinda" style:font-family-complex="Vrin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Vrinda" style:font-family-complex="Vrinda"/>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Vrinda1" style:font-family-complex="Vrinda"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fo:padding="0.0201in" fo:border-left="none" fo:border-right="none" fo:border-top="0.06pt solid #000000" fo:border-bottom="0.06pt solid #000000"/>
      <style:text-properties style:font-name="Tinos Nerd Font Propo" fo:font-family="'Tinos Nerd Font Propo'" style:font-style-name="Bold" style:font-pitch="variable"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6T10:29:55.340195493</meta:creation-date>
    <dc:date>2023-09-06T10:37:57.956350344</dc:date>
    <meta:editing-duration>PT21S</meta:editing-duration>
    <meta:editing-cycles>1</meta:editing-cycles>
    <meta:document-statistic meta:table-count="0" meta:image-count="0" meta:object-count="0" meta:page-count="3" meta:paragraph-count="66" meta:word-count="661" meta:character-count="4095" meta:non-whitespace-character-count="3369"/>
    <meta:generator>LibreOffice/7.6.0.3$Linux_X86_64 LibreOffice_project/60$Build-3</meta:generator>
  </office:meta>
</office:document-meta>
</file>